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3.9mm" table:align="margins" style:shadow="#00ff00 1.99mm 1.99mm"/>
    </style:style>
    <style:style style:name="Table2.A" style:family="table-column">
      <style:table-column-properties style:column-width="173.9mm" style:rel-column-width="65535*"/>
    </style:style>
    <style:style style:name="Table2.A1" style:family="table-cell">
      <style:table-cell-properties fo:background-color="transparent" fo:padding="0.97mm" fo:border="0.8pt solid #000000">
        <style:background-image/>
      </style:table-cell-properties>
    </style:style>
    <style:style style:name="Table3" style:family="table">
      <style:table-properties style:width="173.9mm" table:align="margins" style:shadow="#ff0000 1.99mm 1.99mm"/>
    </style:style>
    <style:style style:name="Table3.A" style:family="table-column">
      <style:table-column-properties style:column-width="173.9mm" style:rel-column-width="65535*"/>
    </style:style>
    <style:style style:name="Table3.A1" style:family="table-cell">
      <style:table-cell-properties fo:padding="0.97mm" fo:border="0.8pt solid #000000"/>
    </style:style>
    <style:style style:name="Table197" style:family="table">
      <style:table-properties style:width="175.9mm" table:align="margins" style:writing-mode="lr-tb"/>
    </style:style>
    <style:style style:name="Table197.A" style:family="table-column">
      <style:table-column-properties style:column-width="175.9mm" style:rel-column-width="65535*"/>
    </style:style>
    <style:style style:name="Table197.A1" style:family="table-cell">
      <style:table-cell-properties fo:padding="0.97m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color="#000000" style:text-line-through-style="none"/>
    </style:style>
    <style:style style:name="P4" style:family="paragraph" style:parent-style-name="Standard" style:list-style-name="L2"/>
    <style:style style:name="P5" style:family="paragraph" style:parent-style-name="Standard">
      <style:text-properties fo:color="#808080" fo:font-size="16pt" fo:font-style="italic" style:font-size-asian="16pt" style:font-style-asian="italic" style:font-size-complex="16pt" style:font-style-complex="italic"/>
    </style:style>
    <style:style style:name="P6" style:family="paragraph" style:parent-style-name="Standard">
      <style:text-properties fo:color="#00ff00"/>
    </style:style>
    <style:style style:name="P7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style:writing-mode="lr-tb"/>
      <style:text-properties fo:color="#808080" fo:font-size="16pt" fo:font-style="italic" style:font-size-asian="16pt" style:font-style-asian="italic" style:font-size-complex="16pt" style:font-style-complex="italic"/>
    </style:style>
    <style:style style:name="P8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style:writing-mode="lr-tb"/>
      <style:text-properties fo:color="#808080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fo:break-before="auto" fo:break-after="auto" style:writing-mode="lr-tb"/>
    </style:style>
    <style:style style:name="P10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fo:break-before="auto" fo:break-after="auto" style:writing-mode="lr-tb"/>
      <style:text-properties fo:color="#808080" fo:font-size="16pt" fo:font-style="italic" style:font-size-asian="16pt" style:font-style-asian="italic" style:font-size-complex="16pt" style:font-style-complex="italic"/>
    </style:style>
    <style:style style:name="P11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fo:break-before="auto" fo:break-after="auto" style:writing-mode="lr-tb"/>
      <style:text-properties fo:color="#808080" fo:font-size="12pt" fo:font-style="italic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Footnote">
      <style:text-properties fo:color="#00ff00"/>
    </style:style>
    <style:style style:name="P14" style:family="paragraph" style:parent-style-name="Footnote">
      <style:paragraph-properties fo:margin-left="0.48mm" fo:margin-right="0mm" fo:text-indent="-0.48mm" style:auto-text-indent="false">
        <style:tab-stops>
          <style:tab-stop style:position="-5.54mm"/>
        </style:tab-stops>
      </style:paragraph-properties>
      <style:text-properties fo:color="#00ff00"/>
    </style:style>
    <style:style style:name="P15" style:family="paragraph" style:parent-style-name="Footnote">
      <style:paragraph-properties fo:margin-left="0.48mm" fo:margin-right="0mm" fo:text-indent="-0.48mm" style:auto-text-indent="false">
        <style:tab-stops>
          <style:tab-stop style:position="-5.54mm"/>
        </style:tab-stops>
      </style:paragraph-properties>
      <style:text-properties fo:color="#00ff00"/>
    </style:style>
    <style:style style:name="P16" style:family="paragraph" style:parent-style-name="Footnote">
      <style:paragraph-properties fo:margin-left="0mm" fo:margin-right="0mm" fo:text-indent="0mm" style:auto-text-indent="false"/>
    </style:style>
    <style:style style:name="P17" style:family="paragraph" style:parent-style-name="Footnote">
      <style:paragraph-properties fo:margin-left="0mm" fo:margin-right="0mm" fo:text-indent="0mm" style:auto-text-indent="false"/>
      <style:text-properties fo:color="#00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style:text-line-through-style="solid"/>
    </style:style>
    <style:style style:name="T3" style:family="text">
      <style:text-properties fo:color="#ff0000" style:text-line-through-style="solid" fo:font-style="normal" style:font-style-asian="normal" style:font-style-complex="normal"/>
    </style:style>
    <style:style style:name="T4" style:family="text">
      <style:text-properties fo:color="#ff0000" style:text-line-through-style="none"/>
    </style:style>
    <style:style style:name="T5" style:family="text">
      <style:text-properties fo:color="#ff0000" fo:font-style="normal" style:font-style-asian="normal" style:font-style-complex="normal"/>
    </style:style>
    <style:style style:name="T6" style:family="text">
      <style:text-properties fo:color="#00ff00"/>
    </style:style>
    <style:style style:name="T7" style:family="text">
      <style:text-properties fo:color="#00ff00" style:text-line-through-style="none"/>
    </style:style>
    <style:style style:name="T8" style:family="text">
      <style:text-properties fo:color="#00ff00" style:text-line-through-style="none" style:text-position="super 58%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ff00" fo:font-style="italic" style:font-style-asian="italic" style:font-style-complex="italic"/>
    </style:style>
    <style:style style:name="T10" style:family="text">
      <style:text-properties fo:color="#00ff00" style:text-position="super 58%"/>
    </style:style>
    <style:style style:name="T11" style:family="text">
      <style:text-properties fo:color="#00ff00" style:text-position="super 58%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b3b3b3"/>
    </style:style>
    <style:style style:name="T15" style:family="text">
      <style:text-properties fo:color="#b3b3b3" fo:font-weight="bold" style:font-weight-asian="bold" style:font-weight-complex="bold"/>
    </style:style>
    <style:style style:name="T16" style:family="text">
      <style:text-properties fo:color="#000000" fo:font-size="12pt" fo:font-style="normal" style:font-size-asian="10.5pt" style:font-style-asian="normal" style:font-size-complex="12pt" style:font-style-complex="normal"/>
    </style:style>
    <style:style style:name="T17" style:family="text">
      <style:text-properties fo:color="#000000" fo:font-size="12pt" fo:font-style="italic" style:font-size-asian="10.5pt" style:font-style-asian="italic" style:font-size-complex="12pt" style:font-style-complex="italic"/>
    </style:style>
    <style:style style:name="T18" style:family="text">
      <style:text-properties fo:color="#000000" style:text-line-through-style="none"/>
    </style:style>
    <style:style style:name="T19" style:family="text">
      <style:text-properties fo:color="#000000" style:text-line-through-style="none" fo:font-style="italic" style:font-style-asian="italic" style:font-style-complex="italic"/>
    </style:style>
    <style:style style:name="T2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color="#000000" style:text-line-through-style="none" style:text-position="super 58%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color="#000000" style:text-line-through-style="solid"/>
    </style:style>
    <style:style style:name="T23" style:family="text">
      <style:text-properties fo:color="#000080" fo:font-size="12pt" fo:font-style="italic" style:font-size-asian="12pt" style:font-style-asian="italic" style:font-size-complex="12pt" style:font-style-complex="italic"/>
    </style:style>
    <style:style style:name="T24" style:family="text">
      <style:text-properties fo:color="#000080" fo:font-size="12pt" fo:font-style="normal" style:font-size-asian="10.5pt" style:font-style-asian="normal" style:font-size-complex="12pt" style:font-style-complex="normal"/>
    </style:style>
    <style:style style:name="T25" style:family="text">
      <style:text-properties fo:font-size="13pt" fo:font-weight="bold" style:font-size-asian="13pt" style:font-weight-asian="bold" style:font-size-complex="13pt" style:font-weight-complex="bold"/>
    </style:style>
    <style:style style:name="T26" style:family="text">
      <style:text-properties fo:color="#004a4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color="#c0c0c0"/>
    </style:style>
    <style:style style:name="T28" style:family="text">
      <style:text-properties fo:color="#c0c0c0" fo:font-style="italic" style:font-style-asian="italic" style:font-style-complex="italic"/>
    </style:style>
    <style:style style:name="T29" style:family="text">
      <style:text-properties fo:color="#c0c0c0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c0c0c0" fo:font-size="16pt" fo:font-style="italic" style:font-size-asian="16pt" style:font-style-asian="italic" style:font-size-complex="16pt" style:font-style-complex="italic"/>
    </style:style>
    <style:style style:name="T31" style:family="text">
      <style:text-properties style:text-position="super 58%"/>
    </style:style>
    <style:style style:name="T32" style:family="text">
      <style:text-properties style:text-position="super 58%" fo:font-style="italic" style:font-style-asian="italic" style:font-style-complex="italic"/>
    </style:style>
    <style:style style:name="T33" style:family="text">
      <style:text-properties style:use-window-font-color="true" fo:font-style="italic" style:font-style-asian="italic" style:font-style-complex="italic"/>
    </style:style>
    <style:style style:name="T34" style:family="text">
      <style:text-properties style:use-window-font-color="true" fo:font-style="normal" style:font-style-asian="normal" style:font-style-complex="normal"/>
    </style:style>
    <style:style style:name="T3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ecturi la conținutul cărțuliei ce vor fi integrate în următoarea versiune</text:p>
      <text:p text:style-name="Standard"/>
      <text:p text:style-name="Standard"><text:span text:style-name="T25">Țin să mulțumesc următoarelor persoane pentru contribuția avută la îmbunătătirea materialului prin această erată : </text:span><text:span text:style-name="T26">Sorin PAIUC</text:span> <text:span text:style-name="T25">. Ele vor fi recunoscute și în secțiunea de “Mulțumiri” a cărțuliei de îndată ce o nouă versiune va fi emisă, iar modificările integrate în conținutul principal.</text:span></text:p>
      <text:p text:style-name="Standard"/>
      <text:p text:style-name="Standard">Convenții utilizate în acest document :</text:p>
      <text:list xml:id="list687637979" text:style-name="L1">
        <text:list-item>
          <text:p text:style-name="P2">Textele <text:span text:style-name="T18">scrise </text:span><text:span text:style-name="T2">așa</text:span><text:span text:style-name="T4"> </text:span><text:span text:style-name="T18">(în </text:span><text:span text:style-name="T4">roșu</text:span><text:span text:style-name="T18"> și </text:span><text:span text:style-name="T22">tăiate</text:span><text:span text:style-name="T18">) semnifică conținut eliminat </text:span><text:span text:style-name="T19">pe când</text:span></text:p>
        </text:list-item>
        <text:list-item>
          <text:p text:style-name="P2"><text:span text:style-name="T18">Informații redate </text:span><text:span text:style-name="T7">așa</text:span><text:span text:style-name="T18"> (utilizând culoarea </text:span><text:span text:style-name="T7">verde</text:span><text:span text:style-name="T18">) arată conținut proaspăt adăugat.</text:span></text:p>
        </text:list-item>
        <text:list-item>
          <text:p text:style-name="P3">Pentru entități non-text (ex. imagini), aceleași culori se vor păstra doar că vor fi încadrate într-un dreptunghi 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verde pentru material adăugat</text:p>
          </table:table-cell>
        </table:table-row>
      </table:table>
      <text:list xml:id="list444693497" text:continue-numbering="true" text:style-name="L1">
        <text:list-header>
          <text:p text:style-name="P3">și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roșu pentru entități eliminate.</text:p>
          </table:table-cell>
        </table:table-row>
      </table:table>
      <text:list xml:id="list1342355152" text:style-name="L2">
        <text:list-item>
          <text:p text:style-name="P4"><text:span text:style-name="T16">Pe de altă parte, textul scris </text:span><text:span text:style-name="T23">așa</text:span><text:span text:style-name="T16"> (utilizând o </text:span><text:span text:style-name="T24">culoare</text:span><text:span text:style-name="T16"> albastră și într-un mod </text:span><text:span text:style-name="T17">italic</text:span><text:span text:style-name="T16">) reprezintă o completare a autorului asupra respectivei modificări și nu va fi integrată în conținutul principal. Cel puțin nu direct. Acestea pot fi, spre exemplu, notițe privind intenția de modificare a conținutului unei imagini.</text:span></text:p>
        </text:list-item>
      </text:list>
      <text:p text:style-name="P5"/>
      <text:p text:style-name="P7"><text:span text:style-name="T14">[pagina 13, </text:span><text:span text:style-name="T15">adăugare de conținut</text:span><text:span text:style-name="T14">]</text:span></text:p>
      <text:p text:style-name="Standard"><text:span text:style-name="T28">[…] </text:span>Descoperirea tranzistorului<text:span text:style-name="T10">1</text:span> și a circuitului integrat<text:span text:style-name="T10">2</text:span> a condus <text:span text:style-name="T28">[…]</text:span></text:p>
      <text:p text:style-name="Standard"><text:span text:style-name="T28">[în regiunea de subsol a paginii au fost adăugate explicații :]</text:span></text:p>
      <text:p text:style-name="P14"><text:span text:style-name="T31">1 <text:s/></text:span>Dispozitiv electric fundamental, element ce stă la baza electronicii moderne fiind implicat în procese de mărire a puteriisemnalelor (cunoscut și ca fenomen de “amplificare”) precum și în construcția de funcții logice. (a se vedea secțiunea “Ce știu calculatoarele să facă ?”)</text:p>
      <text:p text:style-name="P13"><text:span text:style-name="T31">2</text:span> Dispozitiv electric ce înglobează mai multe funcții logice construite cu ajutorul tranzistoarelor.</text:p>
      <text:p text:style-name="P5"/>
      <text:p text:style-name="P7"><text:span text:style-name="T14">[pagina 20, </text:span><text:span text:style-name="T15">corectare</text:span><text:span text:style-name="T14">]</text:span></text:p>
      <text:p text:style-name="P9"><text:span text:style-name="T28">[…]</text:span> Simbolurile ce alcătuiesc vocabularul acestui sistem sunt :</text:p>
      <table:table table:name="Table197" table:style-name="Table197">
        <table:table-column table:style-name="Table197.A"/>
        <table:table-row>
          <table:table-cell table:style-name="Table197.A1" office:value-type="string">
            <text:p text:style-name="P12">0 1 2 3 4 5 6 7 8 9 <text:span text:style-name="T2">0 </text:span>A B C D E F</text:p>
          </table:table-cell>
        </table:table-row>
      </table:table>
      <text:p text:style-name="P11"><text:span text:style-name="T27">[…]</text:span></text:p>
      <text:p text:style-name="P7"><text:span text:style-name="T27"/></text:p>
      <text:p text:style-name="P7"><text:span text:style-name="T14">[pagina 52, </text:span><text:span text:style-name="T15">corectare</text:span><text:span text:style-name="T14">]</text:span></text:p>
      <text:p text:style-name="P6"><text:span text:style-name="T28">[…] </text:span><text:span text:style-name="T3">Setarea acestui bit pe </text:span><text:span text:style-name="T35">Prezența unui </text:span><text:span text:style-name="T34">0 </text:span><text:span text:style-name="T35">logic în acest bit</text:span><text:span text:style-name="T34"> dezactivează întreruperile globale, pe când </text:span><text:span text:style-name="T3">punerea lui pe</text:span><text:span text:style-name="T34"> </text:span><text:span text:style-name="T35">o valoare de</text:span><text:span text:style-name="T34"> 1 are efectul contrar</text:span><text:span text:style-name="T33"></text:span><text:span text:style-name="T35">: activează respectivele întreruperi </text:span><text:span text:style-name="T28">[…]</text:span></text:p>
      <text:p text:style-name="P6"><text:span text:style-name="T28"/></text:p>
      <text:p text:style-name="P7"><text:span text:style-name="T14">[pagina 52, </text:span><text:span text:style-name="T15">adăugare de conținut</text:span><text:span text:style-name="T14">]</text:span></text:p>
      <text:p text:style-name="P8"><text:span text:style-name="T27">[…] </text:span><text:span text:style-name="T20">Se setează</text:span><text:span text:style-name="T8">1</text:span><text:span text:style-name="T20"> atunci când o adunare depăşeşte</text:span><text:span text:style-name="T27"> [...]</text:span></text:p>
      <text:p text:style-name="P8"><text:span text:style-name="T27">[în regiunea de subsol a paginii au fost adăugate explicații :]</text:span></text:p>
      <text:p text:style-name="P17"><text:soft-page-break/><text:span text:style-name="T32">1</text:span><text:span text:style-name="T12"> în acest context, acțiunea de “setare” face referire la amplasarea/configurarea bitului respectiv pe valoarea de adevăr ('1' logic în acest caz). Acțiunea opusă “setării” o reprezintă “resetarea” unde bitul țintă primește valoarea logică de fals ('0' logic, pentru noi). Cu toate acestea însă, atunci când acțiunea de 'setare' este urmată de o valoare logică (exemplu : “bitul x se setează pe 0”), înțelesul se schimbă un pic. În acest caz spunem că acțiunea are ca rezultat punerea unui 0 logic pe bitul cu indice x. De asemenea, sintaxa 'bitul y se </text:span><text:span text:style-name="T13">re</text:span><text:span text:style-name="T12">setează pe 1' are ca rezultat revenirea bitului cu indice x la valoarea de 1 logic. Există astfel situații în care cele 2 verbe au înțeles asemănător.</text:span></text:p>
      <text:p text:style-name="P7"><text:span text:style-name="T27"/></text:p>
      <text:p text:style-name="P7"><text:span text:style-name="T14">[pagina 61, </text:span><text:span text:style-name="T15">corectare</text:span><text:span text:style-name="T14">]</text:span></text:p>
      <text:p text:style-name="Standard"><text:span text:style-name="T28">[…] </text:span>dorim să aflăm, cu ajutorul creierașului lui Ale, suma primelor 15</text:p>
      <text:p text:style-name="Standard">numere din <text:span text:style-name="T2">domeniul</text:span><text:span text:style-name="T6">intervalul</text:span> 0 - 15. În urma calculului, rezultatul va fi disponibil în registrul R16. <text:span text:style-name="T28">[…]</text:span></text:p>
      <text:p text:style-name="P10"><text:span text:style-name="T14"/></text:p>
      <text:p text:style-name="P7"><text:span text:style-name="T14">[pagina 62, </text:span><text:span text:style-name="T15">corectare</text:span><text:span text:style-name="T14">]</text:span></text:p>
      <text:p text:style-name="Standard"><text:span text:style-name="T28">[…] </text:span>biții acestor reprezentări s-au luat din<text:span text:style-name="T2">t</text:span> documentul “Atmel 8 bit AVR Instruction Set”,</text:p>
      <text:p text:style-name="Standard">o referință completă asupra tuturor instrucțiunior <text:span text:style-name="T28">[…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5.98mm" fo:margin-right="0mm" fo:margin-top="0mm" fo:margin-bottom="0mm" fo:text-indent="-5.98mm" style:auto-text-indent="false" text:number-lines="false" text:line-number="0"/>
      <style:text-properties fo:font-size="10pt" style:font-size-asian="10pt" style:font-size-complex="10pt"/>
    </style:style>
    <style:style style:name="List2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2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S27">
      <text:list-level-style-number text:level="1" text:style-name="List27Level0" style:num-suffix="." style:num-format="1">
        <style:list-level-properties text:space-before="6.35mm" text:min-label-width="6.35mm"/>
      </text:list-level-style-number>
      <text:list-level-style-number text:level="2" text:style-name="List27Level1" style:num-suffix="." style:num-format="a">
        <style:list-level-properties text:space-before="19.05mm" text:min-label-width="6.35mm"/>
      </text:list-level-style-number>
      <text:list-level-style-number text:level="3" text:style-name="List27Level2" style:num-suffix="." style:num-format="i">
        <style:list-level-properties text:min-label-width="38.1mm" text:min-label-distance="3.18mm" fo:text-align="end"/>
      </text:list-level-style-number>
      <text:list-level-style-number text:level="4" text:style-name="List27Level3" style:num-suffix="." style:num-format="1">
        <style:list-level-properties text:space-before="44.45mm" text:min-label-width="6.35mm"/>
      </text:list-level-style-number>
      <text:list-level-style-number text:level="5" text:style-name="List27Level4" style:num-suffix="." style:num-format="a">
        <style:list-level-properties text:space-before="57.15mm" text:min-label-width="6.35mm"/>
      </text:list-level-style-number>
      <text:list-level-style-number text:level="6" text:style-name="List27Level5" style:num-suffix="." style:num-format="i">
        <style:list-level-properties text:min-label-width="76.2mm" text:min-label-distance="3.18mm" fo:text-align="end"/>
      </text:list-level-style-number>
      <text:list-level-style-number text:level="7" text:style-name="List27Level6" style:num-suffix="." style:num-format="1">
        <style:list-level-properties text:space-before="82.55mm" text:min-label-width="6.35mm"/>
      </text:list-level-style-number>
      <text:list-level-style-number text:level="8" text:style-name="List27Level7" style:num-suffix="." style:num-format="a">
        <style:list-level-properties text:space-before="95.25mm" text:min-label-width="6.35mm"/>
      </text:list-level-style-number>
      <text:list-level-style-number text:level="9" text:style-name="List27Level8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29">
      <text:list-level-style-bullet text:level="1" text:style-name="List29Level0" text:bullet-char="●">
        <style:list-level-properties text:space-before="6.35mm" text:min-label-width="6.35mm"/>
        <style:text-properties style:font-name="Arial"/>
      </text:list-level-style-bullet>
      <text:list-level-style-bullet text:level="2" text:style-name="List29Level1" text:bullet-char="○">
        <style:list-level-properties text:space-before="19.05mm" text:min-label-width="6.35mm"/>
        <style:text-properties style:font-name="Arial"/>
      </text:list-level-style-bullet>
      <text:list-level-style-bullet text:level="3" text:style-name="List29Level2" text:bullet-char="■">
        <style:list-level-properties text:min-label-width="38.1mm" text:min-label-distance="3.18mm" fo:text-align="end"/>
        <style:text-properties style:font-name="Arial"/>
      </text:list-level-style-bullet>
      <text:list-level-style-bullet text:level="4" text:style-name="List29Level3" text:bullet-char="●">
        <style:list-level-properties text:space-before="44.45mm" text:min-label-width="6.35mm"/>
        <style:text-properties style:font-name="Arial"/>
      </text:list-level-style-bullet>
      <text:list-level-style-bullet text:level="5" text:style-name="List29Level4" text:bullet-char="○">
        <style:list-level-properties text:space-before="57.15mm" text:min-label-width="6.35mm"/>
        <style:text-properties style:font-name="Arial"/>
      </text:list-level-style-bullet>
      <text:list-level-style-bullet text:level="6" text:style-name="List29Level5" text:bullet-char="■">
        <style:list-level-properties text:min-label-width="76.2mm" text:min-label-distance="3.18mm" fo:text-align="end"/>
        <style:text-properties style:font-name="Arial"/>
      </text:list-level-style-bullet>
      <text:list-level-style-bullet text:level="7" text:style-name="List29Level6" text:bullet-char="●">
        <style:list-level-properties text:space-before="82.55mm" text:min-label-width="6.35mm"/>
        <style:text-properties style:font-name="Arial"/>
      </text:list-level-style-bullet>
      <text:list-level-style-bullet text:level="8" text:style-name="List29Level7" text:bullet-char="○">
        <style:list-level-properties text:space-before="95.25mm" text:min-label-width="6.35mm"/>
        <style:text-properties style:font-name="Arial"/>
      </text:list-level-style-bullet>
      <text:list-level-style-bullet text:level="9" text:style-name="List29Level8" text:bullet-char="■">
        <style:list-level-properties text:min-label-width="114.3mm" text:min-label-distance="3.18m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30">
      <text:list-level-style-bullet text:level="1" text:style-name="List30Level0" text:bullet-char="●">
        <style:list-level-properties text:space-before="6.35mm" text:min-label-width="6.35mm"/>
        <style:text-properties style:font-name="Arial"/>
      </text:list-level-style-bullet>
      <text:list-level-style-bullet text:level="2" text:style-name="List30Level1" text:bullet-char="○">
        <style:list-level-properties text:space-before="19.05mm" text:min-label-width="6.35mm"/>
        <style:text-properties style:font-name="Arial"/>
      </text:list-level-style-bullet>
      <text:list-level-style-bullet text:level="3" text:style-name="List30Level2" text:bullet-char="■">
        <style:list-level-properties text:min-label-width="38.1mm" text:min-label-distance="3.18mm" fo:text-align="end"/>
        <style:text-properties style:font-name="Arial"/>
      </text:list-level-style-bullet>
      <text:list-level-style-bullet text:level="4" text:style-name="List30Level3" text:bullet-char="●">
        <style:list-level-properties text:space-before="44.45mm" text:min-label-width="6.35mm"/>
        <style:text-properties style:font-name="Arial"/>
      </text:list-level-style-bullet>
      <text:list-level-style-bullet text:level="5" text:style-name="List30Level4" text:bullet-char="○">
        <style:list-level-properties text:space-before="57.15mm" text:min-label-width="6.35mm"/>
        <style:text-properties style:font-name="Arial"/>
      </text:list-level-style-bullet>
      <text:list-level-style-bullet text:level="6" text:style-name="List30Level5" text:bullet-char="■">
        <style:list-level-properties text:min-label-width="76.2mm" text:min-label-distance="3.18mm" fo:text-align="end"/>
        <style:text-properties style:font-name="Arial"/>
      </text:list-level-style-bullet>
      <text:list-level-style-bullet text:level="7" text:style-name="List30Level6" text:bullet-char="●">
        <style:list-level-properties text:space-before="82.55mm" text:min-label-width="6.35mm"/>
        <style:text-properties style:font-name="Arial"/>
      </text:list-level-style-bullet>
      <text:list-level-style-bullet text:level="8" text:style-name="List30Level7" text:bullet-char="○">
        <style:list-level-properties text:space-before="95.25mm" text:min-label-width="6.35mm"/>
        <style:text-properties style:font-name="Arial"/>
      </text:list-level-style-bullet>
      <text:list-level-style-bullet text:level="9" text:style-name="List30Level8" text:bullet-char="■">
        <style:list-level-properties text:min-label-width="114.3mm" text:min-label-distance="3.18m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DASCALITEI</meta:initial-creator>
    <meta:creation-date>2012-12-15T20:19:49</meta:creation-date>
    <dc:date>2013-04-10T19:13:02</dc:date>
    <dc:creator>Victor ADASCALITEI</dc:creator>
    <meta:editing-duration>PT4H27M49S</meta:editing-duration>
    <meta:editing-cycles>12</meta:editing-cycles>
    <meta:generator>LibreOffice/3.5$Linux_x86 LibreOffice_project/350m1$Build-2</meta:generator>
    <meta:document-statistic meta:table-count="3" meta:image-count="0" meta:object-count="0" meta:page-count="2" meta:paragraph-count="31" meta:word-count="509" meta:character-count="3168" meta:non-whitespace-character-count="2688"/>
  </office:meta>
</office:document-meta>
</file>